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9.92mm"/>
    </style:style>
    <style:style style:name="co2" style:family="table-column">
      <style:table-column-properties fo:break-before="auto" style:column-width="426.28mm"/>
    </style:style>
    <style:style style:name="co6" style:family="table-column">
      <style:table-column-properties fo:break-before="auto" style:column-width="367.45mm"/>
    </style:style>
    <style:style style:name="co7" style:family="table-column">
      <style:table-column-properties fo:break-before="auto" style:column-width="186.53mm"/>
    </style:style>
    <style:style style:name="co5" style:family="table-column">
      <style:table-column-properties fo:break-before="auto" style:column-width="22.58mm"/>
    </style:style>
    <style:style style:name="co8" style:family="table-column">
      <style:table-column-properties fo:break-before="auto" style:column-width="98.3mm"/>
    </style:style>
    <style:style style:name="co9" style:family="table-column">
      <style:table-column-properties fo:break-before="auto" style:column-width="193.08mm"/>
    </style:style>
    <style:style style:name="ro1" style:family="table-row">
      <style:table-row-properties style:row-height="4.52mm" fo:break-before="auto" style:use-optimal-row-height="true"/>
    </style:style>
    <style:style style:name="ro6" style:family="table-row">
      <style:table-row-properties style:row-height="56.09mm" fo:break-before="auto" style:use-optimal-row-height="true"/>
    </style:style>
    <style:style style:name="ro7" style:family="table-row">
      <style:table-row-properties style:row-height="36.25mm" fo:break-before="auto" style:use-optimal-row-height="true"/>
    </style:style>
    <style:style style:name="ro8" style:family="table-row">
      <style:table-row-properties style:row-height="28.31mm" fo:break-before="auto" style:use-optimal-row-height="true"/>
    </style:style>
    <style:style style:name="ro9" style:family="table-row">
      <style:table-row-properties style:row-height="71.97mm" fo:break-before="auto" style:use-optimal-row-height="true"/>
    </style:style>
    <style:style style:name="ro10" style:family="table-row">
      <style:table-row-properties style:row-height="48.15mm" fo:break-before="auto" style:use-optimal-row-height="true"/>
    </style:style>
    <style:style style:name="ro11" style:family="table-row">
      <style:table-row-properties style:row-height="32.28mm" fo:break-before="auto" style:use-optimal-row-height="true"/>
    </style:style>
    <style:style style:name="ro12" style:family="table-row">
      <style:table-row-properties style:row-height="40.22mm" fo:break-before="auto" style:use-optimal-row-height="true"/>
    </style:style>
    <style:style style:name="ro13" style:family="table-row">
      <style:table-row-properties style:row-height="24.34mm" fo:break-before="auto" style:use-optimal-row-height="true"/>
    </style:style>
    <style:style style:name="ro14" style:family="table-row">
      <style:table-row-properties style:row-height="52.12mm" fo:break-before="auto" style:use-optimal-row-height="true"/>
    </style:style>
    <style:style style:name="ro15" style:family="table-row">
      <style:table-row-properties style:row-height="60.06mm" fo:break-before="auto" style:use-optimal-row-height="true"/>
    </style:style>
    <style:style style:name="ro16" style:family="table-row">
      <style:table-row-properties style:row-height="6.12mm" fo:break-before="auto" style:use-optimal-row-height="true"/>
    </style:style>
    <style:style style:name="ro17" style:family="table-row">
      <style:table-row-properties style:row-height="7.94mm" fo:break-before="auto" style:use-optimal-row-height="false"/>
    </style:style>
    <style:style style:name="ro18" style:family="table-row">
      <style:table-row-properties style:row-height="4.23mm" fo:break-before="auto" style:use-optimal-row-height="false"/>
    </style:style>
    <style:style style:name="ro19"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512480"/>
    </style:style>
    <style:style style:name="ce18" style:family="table-cell" style:parent-style-name="Default">
      <style:table-cell-properties fo:wrap-option="wrap"/>
    </style:style>
    <style:style style:name="ce1" style:family="table-cell" style:parent-style-name="Accent_20_3">
      <style:table-cell-properties fo:border-bottom="0.99pt ridge #000080" style:text-align-source="fix" style:repeat-content="false" fo:border-left="none" fo:border-right="none" fo:border-top="none"/>
      <style:paragraph-properties fo:text-align="center" fo:margin-left="0mm"/>
      <style:text-properties fo:font-size="14pt" style:font-size-asian="14pt" style:font-size-complex="14pt"/>
    </style:style>
    <style:style style:name="ce2" style:family="table-cell" style:parent-style-name="Default">
      <style:table-cell-properties fo:background-color="#eeeeee" style:text-align-source="fix" style:repeat-content="false" fo:wrap-option="wrap" style:vertical-align="middle"/>
      <style:paragraph-properties fo:text-align="center"/>
      <style:map style:condition="cell-content()=0" style:apply-style-name="Accent_20_3" style:base-cell-address="Treatment.B2"/>
    </style:style>
    <style:style style:name="ce3" style:family="table-cell" style:parent-style-name="Default">
      <style:table-cell-properties fo:background-color="#eeeeee" style:text-align-source="fix" style:repeat-content="false" fo:wrap-option="wrap" fo:border="0.99pt solid #000080"/>
      <style:paragraph-properties fo:text-align="start" fo:margin-left="0mm"/>
      <style:map style:condition="cell-content()=0" style:apply-style-name="Accent_20_3" style:base-cell-address="Treatment.A3"/>
    </style:style>
    <style:style style:name="ce4" style:family="table-cell" style:parent-style-name="Default">
      <style:table-cell-properties fo:background-color="#eeeeee" style:text-align-source="fix" style:repeat-content="false" fo:wrap-option="wrap" fo:border="0.99pt solid #000080" style:vertical-align="middle"/>
      <style:paragraph-properties fo:text-align="start" fo:margin-left="0mm"/>
      <style:map style:condition="cell-content()=0" style:apply-style-name="Accent_20_3" style:base-cell-address="Treatment.A12"/>
    </style:style>
    <style:style style:name="ce5" style:family="table-cell" style:parent-style-name="Default">
      <style:table-cell-properties fo:background-color="#eeeeee" style:text-align-source="fix" style:repeat-content="false" fo:wrap-option="wrap" fo:border="0.99pt solid #000080"/>
      <style:paragraph-properties fo:text-align="start" fo:margin-left="0mm"/>
      <style:map style:condition="cell-content()=0" style:apply-style-name="Accent_20_3" style:base-cell-address="Treatment.A12"/>
    </style:style>
    <style:style style:name="ce6" style:family="table-cell" style:parent-style-name="Default">
      <style:table-cell-properties fo:background-color="#eeeeee" style:text-align-source="fix" style:repeat-content="false" fo:wrap-option="wrap" fo:border="0.99pt solid #000080" style:vertical-align="middle"/>
      <style:paragraph-properties fo:text-align="start" fo:margin-left="0mm"/>
      <style:map style:condition="cell-content()=0" style:apply-style-name="Accent_20_3" style:base-cell-address="Treatment.A21"/>
    </style:style>
    <style:style style:name="ce7" style:family="table-cell" style:parent-style-name="Default">
      <style:table-cell-properties fo:background-color="#eeeeee" style:text-align-source="fix" style:repeat-content="false" fo:wrap-option="wrap" fo:border="0.99pt solid #000080"/>
      <style:paragraph-properties fo:text-align="start" fo:margin-left="0mm"/>
      <style:map style:condition="cell-content()=0" style:apply-style-name="Accent_20_3" style:base-cell-address="Treatment.A21"/>
    </style:style>
    <style:style style:name="ce8" style:family="table-cell" style:parent-style-name="Default">
      <style:table-cell-properties fo:background-color="#eeeeee" style:text-align-source="fix" style:repeat-content="false" fo:wrap-option="wrap" fo:border="0.99pt solid #000080" style:vertical-align="middle"/>
      <style:paragraph-properties fo:text-align="start" fo:margin-left="0mm"/>
      <style:map style:condition="cell-content()=0" style:apply-style-name="Accent_20_3" style:base-cell-address="Treatment.A2"/>
    </style:style>
    <style:style style:name="ce9" style:family="table-cell" style:parent-style-name="Default">
      <style:table-cell-properties fo:background-color="#eeeeee" style:text-align-source="fix" style:repeat-content="false" fo:wrap-option="wrap" fo:border="0.99pt solid #000080"/>
      <style:paragraph-properties fo:text-align="start" fo:margin-left="0mm"/>
      <style:map style:condition="cell-content()=0" style:apply-style-name="Accent_20_3" style:base-cell-address="Treatment.A2"/>
    </style:style>
    <style:style style:name="ce10" style:family="table-cell" style:parent-style-name="Default">
      <style:table-cell-properties fo:background-color="#eeeeee" style:text-align-source="fix" style:repeat-content="false" fo:wrap-option="wrap" fo:border="0.99pt solid #000080" style:vertical-align="middle"/>
      <style:paragraph-properties fo:text-align="start" fo:margin-left="0mm"/>
      <style:map style:condition="cell-content()=0" style:apply-style-name="Accent_20_3" style:base-cell-address="Treatment.A2"/>
    </style:style>
    <style:style style:name="ce11" style:family="table-cell" style:parent-style-name="Default">
      <style:table-cell-properties fo:background-color="#eeeeee" style:text-align-source="fix" style:repeat-content="false" fo:wrap-option="wrap" fo:border="0.99pt solid #000080"/>
      <style:paragraph-properties fo:text-align="start" fo:margin-left="0mm"/>
    </style:style>
    <style:style style:name="ce12" style:family="table-cell" style:parent-style-name="Accent_20_3">
      <style:table-cell-properties fo:border-bottom="0.99pt ridge #000080" style:text-align-source="fix" style:repeat-content="false" fo:border-left="none" fo:border-right="none" fo:border-top="none"/>
      <style:paragraph-properties fo:text-align="center" fo:margin-left="0mm"/>
      <style:text-properties fo:font-size="14pt" style:font-size-asian="14pt" style:font-size-complex="14pt"/>
    </style:style>
    <style:style style:name="ce32" style:family="table-cell" style:parent-style-name="Default">
      <style:table-cell-properties fo:background-color="#eeeeee" fo:wrap-option="wrap" style:vertical-align="top"/>
      <style:map style:condition="cell-content()=0" style:apply-style-name="Accent_20_3" style:base-cell-address="Treatment.A2"/>
    </style:style>
    <style:style style:name="ce14" style:family="table-cell" style:parent-style-name="Default">
      <style:table-cell-properties fo:wrap-option="wrap"/>
      <style:map style:condition="cell-content()=0" style:apply-style-name="Accent_20_3" style:base-cell-address="Treatment.A2"/>
    </style:style>
    <style:style style:name="ce15" style:family="table-cell" style:parent-style-name="Default">
      <style:table-cell-properties fo:background-color="#eeeeee" fo:wrap-option="wrap"/>
      <style:map style:condition="cell-content()=0" style:apply-style-name="Accent_20_3" style:base-cell-address="Treatment.A2"/>
    </style:style>
    <style:style style:name="ce35" style:family="table-cell" style:parent-style-name="Default">
      <style:table-cell-properties fo:wrap-option="wrap"/>
      <style:map style:condition="cell-content()=0" style:apply-style-name="Accent_20_3" style:base-cell-address="Treatment.B20"/>
    </style:style>
    <style:style style:name="ce36" style:family="table-cell" style:parent-style-name="Default">
      <style:table-cell-properties fo:wrap-option="wrap"/>
      <style:map style:condition="cell-content()=0" style:apply-style-name="Accent_20_3" style:base-cell-address="Treatment.A2"/>
    </style:style>
    <style:style style:name="ce37" style:family="table-cell" style:parent-style-name="Default">
      <style:table-cell-properties fo:wrap-option="wrap"/>
      <style:map style:condition="cell-content()=0" style:apply-style-name="Accent_20_3" style:base-cell-address="Treatment.B20"/>
    </style:style>
    <style:style style:name="ce16" style:family="table-cell" style:parent-style-name="Default">
      <style:table-cell-properties fo:wrap-option="wrap"/>
    </style:style>
    <style:style style:name="ce17" style:family="table-cell" style:parent-style-name="Accent_20_3">
      <style:table-cell-properties style:text-align-source="fix" style:repeat-content="false"/>
      <style:paragraph-properties fo:text-align="center" fo:margin-left="0mm"/>
      <style:text-properties fo:font-size="14pt" style:font-size-asian="14pt" style:font-size-complex="14pt"/>
    </style:style>
    <style:style style:name="ce40"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Diagnosis" table:style-name="ta1">
        <table:table-column table:style-name="co1" table:default-cell-style-name="Default"/>
        <table:table-column table:style-name="co2" table:default-cell-style-name="Default"/>
        <table:table-row table:style-name="ro1">
          <table:table-cell office:value-type="string" calcext:value-type="string">
            <text:p>Description</text:p>
          </table:table-cell>
          <table:table-cell office:value-type="string" calcext:value-type="string">
            <text:p>Paper__-</text:p>
          </table:table-cell>
        </table:table-row>
        <table:table-row table:style-name="ro1">
          <table:table-cell office:value-type="string" calcext:value-type="string">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office:value-type="string" calcext:value-type="string">
            <text:p>Early clinical signs in neonates with hypoxic ischemic encephalopathy predict an abnormal amplitude-integrated electroencephalogram at age 6 hours</text:p>
          </table:table-cell>
        </table:table-row>
        <table:table-row table:style-name="ro1">
          <table:table-cell/>
          <table:table-cell office:value-type="string" calcext:value-type="string">
            <text:p>Left Ventricular Dyssynchrony After Acute Myocardial Infarction is a Powerful Indicator of Left Ventricular Remodeling</text:p>
          </table:table-cell>
        </table:table-row>
        <table:table-row table:style-name="ro1">
          <table:table-cell/>
          <table:table-cell office:value-type="string" calcext:value-type="string">
            <text:p>The impact of hyperactivity and leptin on recovery from anorexia nervosa</text:p>
          </table:table-cell>
        </table:table-row>
        <table:table-row table:style-name="ro1">
          <table:table-cell/>
          <table:table-cell office:value-type="string" calcext:value-type="string">
            <text:p>Performance of HbA&lt;sub&gt;1c&lt;/sub&gt; as an Early Diagnostic Indicator of Type 1 Diabetes in Children and Youth</text:p>
          </table:table-cell>
        </table:table-row>
        <table:table-row table:style-name="ro1">
          <table:table-cell/>
          <table:table-cell office:value-type="string" calcext:value-type="string">
            <text:p>Ultrasound-Guided Fine-Needle Aspiration Biopsy of Thyroid Nodules Smaller Than 5 mm in the Maximum Diameter: Assessment of Efficacy and Pathological Findings</text:p>
          </table:table-cell>
        </table:table-row>
        <table:table-row table:style-name="ro1">
          <table:table-cell/>
          <table:table-cell office:value-type="string" calcext:value-type="string">
            <text:p>Uric Acid as a Risk Factor for Cardiovascular Disease and Mortality in Overweight/Obese Individuals</text:p>
          </table:table-cell>
        </table:table-row>
        <table:table-row table:style-name="ro1">
          <table:table-cell/>
          <table:table-cell office:value-type="string" calcext:value-type="string">
            <text:p>Poststroke Fatigue: Who Is at Risk for an Increase in Fatigue?</text:p>
          </table:table-cell>
        </table:table-row>
        <table:table-row table:style-name="ro1">
          <table:table-cell/>
          <table:table-cell office:value-type="string" calcext:value-type="string">
            <text:p>Comparative Value of Simple Inflammatory Markers in the Prediction of Left Ventricular Systolic Dysfunction in <text:s/>Postacute Coronary Syndrome Patients</text:p>
          </table:table-cell>
        </table:table-row>
        <table:table-row table:style-name="ro1">
          <table:table-cell/>
          <table:table-cell office:value-type="string" calcext:value-type="string">
            <text:p>Fibroproliferative changes on high-resolution CT in the acute respiratory distress syndrome predict mortality and ventilator dependency: a prospective observational cohort study</text:p>
          </table:table-cell>
        </table:table-row>
        <table:table-row table:style-name="ro1">
          <table:table-cell/>
          <table:table-cell office:value-type="string" calcext:value-type="string">
            <text:p>Validating the Johns Hopkins ACG Case-Mix System of the elderly in Swedish primary health care</text:p>
          </table:table-cell>
        </table:table-row>
        <table:table-row table:style-name="ro1">
          <table:table-cell office:value-type="string" calcext:value-type="string">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office:value-type="string" calcext:value-type="string">
            <text:p>Variation in diabetes care by age: opportunities for customization of care</text:p>
          </table:table-cell>
        </table:table-row>
        <table:table-row table:style-name="ro1">
          <table:table-cell/>
          <table:table-cell office:value-type="string" calcext:value-type="string">
            <text:p>Diagnostic accuracy of 64-slice computed tomography coronary angiography for the detection of in-stent restenosis: A meta-analysis</text:p>
          </table:table-cell>
        </table:table-row>
        <table:table-row table:style-name="ro1">
          <table:table-cell/>
          <table:table-cell office:value-type="string" calcext:value-type="string">
            <text:p>Uterine carcinosarcomas: 8-year single center experience of 25 cases</text:p>
          </table:table-cell>
        </table:table-row>
        <table:table-row table:style-name="ro1">
          <table:table-cell/>
          <table:table-cell office:value-type="string" calcext:value-type="string">
            <text:p>MPT 64 Antigen detection for Rapid confirmation of &lt;italic&gt;M.tuberculosis &lt;/italic&gt;isolates</text:p>
          </table:table-cell>
        </table:table-row>
        <table:table-row table:style-name="ro1">
          <table:table-cell/>
          <table:table-cell office:value-type="string" calcext:value-type="string">
            <text:p>Diagnostic Accuracy and Clinical Outcomes of ECG-Gated, Whole Chest CT in the Emergency Department</text:p>
          </table:table-cell>
        </table:table-row>
        <table:table-row table:style-name="ro1">
          <table:table-cell/>
          <table:table-cell office:value-type="string" calcext:value-type="string">
            <text:p>Diagnostic performance of 64-row coronary CT angiography in detecting significant stenosis as compared with conventional invasive coronary angiography</text:p>
          </table:table-cell>
        </table:table-row>
        <table:table-row table:style-name="ro1">
          <table:table-cell/>
          <table:table-cell office:value-type="string" calcext:value-type="string">
            <text:p>NT-proBNP Best Predictor of Cardiovascular Events and Cardiovascular Mortality in Secondary Prevention in Very Old Age: The Leiden 85-Plus Study</text:p>
          </table:table-cell>
        </table:table-row>
        <table:table-row table:style-name="ro1">
          <table:table-cell/>
          <table:table-cell office:value-type="string" calcext:value-type="string">
            <text:p>Computer-Aided Analysis of 64-Slice Coronary Computed Tomography Angiography: a Comparison with Manual Interpretation</text:p>
          </table:table-cell>
        </table:table-row>
        <table:table-row table:style-name="ro1">
          <table:table-cell/>
          <table:table-cell office:value-type="string" calcext:value-type="string">
            <text:p>Accuracy of administrative databases in identifying patients with hypertension</text:p>
          </table:table-cell>
        </table:table-row>
        <table:table-row table:style-name="ro1">
          <table:table-cell/>
          <table:table-cell office:value-type="string" calcext:value-type="string">
            <text:p>Determination of clinical and demographic predictors of laboratory-confirmed influenza with subtype analysis</text:p>
          </table:table-cell>
        </table:table-row>
        <table:table-row table:style-name="ro1">
          <table:table-cell office:value-type="string" calcext:value-type="string">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office:value-type="string" calcext:value-type="string">
            <text:p>Early clinical signs in neonates with hypoxic ischemic encephalopathy predict an abnormal amplitude-integrated electroencephalogram at age 6 hours</text:p>
          </table:table-cell>
        </table:table-row>
        <table:table-row table:style-name="ro1">
          <table:table-cell/>
          <table:table-cell office:value-type="string" calcext:value-type="string">
            <text:p>Left Ventricular Dyssynchrony After Acute Myocardial Infarction is a Powerful Indicator of Left Ventricular Remodeling</text:p>
          </table:table-cell>
        </table:table-row>
        <table:table-row table:style-name="ro1">
          <table:table-cell/>
          <table:table-cell office:value-type="string" calcext:value-type="string">
            <text:p>The impact of hyperactivity and leptin on recovery from anorexia nervosa</text:p>
          </table:table-cell>
        </table:table-row>
        <table:table-row table:style-name="ro1">
          <table:table-cell/>
          <table:table-cell office:value-type="string" calcext:value-type="string">
            <text:p>Performance of HbA&lt;sub&gt;1c&lt;/sub&gt; as an Early Diagnostic Indicator of Type 1 Diabetes in Children and Youth</text:p>
          </table:table-cell>
        </table:table-row>
        <table:table-row table:style-name="ro1">
          <table:table-cell/>
          <table:table-cell office:value-type="string" calcext:value-type="string">
            <text:p>Ultrasound-Guided Fine-Needle Aspiration Biopsy of Thyroid Nodules Smaller Than 5 mm in the Maximum Diameter: Assessment of Efficacy and Pathological Findings</text:p>
          </table:table-cell>
        </table:table-row>
        <table:table-row table:style-name="ro1">
          <table:table-cell/>
          <table:table-cell office:value-type="string" calcext:value-type="string">
            <text:p>Uric Acid as a Risk Factor for Cardiovascular Disease and Mortality in Overweight/Obese Individuals</text:p>
          </table:table-cell>
        </table:table-row>
        <table:table-row table:style-name="ro1">
          <table:table-cell/>
          <table:table-cell office:value-type="string" calcext:value-type="string">
            <text:p>Poststroke Fatigue: Who Is at Risk for an Increase in Fatigue?</text:p>
          </table:table-cell>
        </table:table-row>
        <table:table-row table:style-name="ro1">
          <table:table-cell/>
          <table:table-cell office:value-type="string" calcext:value-type="string">
            <text:p>Comparative Value of Simple Inflammatory Markers in the Prediction of Left Ventricular Systolic Dysfunction in <text:s/>Postacute Coronary Syndrome Patients</text:p>
          </table:table-cell>
        </table:table-row>
        <table:table-row table:style-name="ro1">
          <table:table-cell/>
          <table:table-cell office:value-type="string" calcext:value-type="string">
            <text:p>Fibroproliferative changes on high-resolution CT in the acute respiratory distress syndrome predict mortality and ventilator dependency: a prospective observational cohort study</text:p>
          </table:table-cell>
        </table:table-row>
        <table:table-row table:style-name="ro1">
          <table:table-cell/>
          <table:table-cell office:value-type="string" calcext:value-type="string">
            <text:p>Validating the Johns Hopkins ACG Case-Mix System of the elderly in Swedish primary health care</text:p>
          </table:table-cell>
        </table:table-row>
        <table:table-row table:style-name="ro1">
          <table:table-cell office:value-type="string" calcext:value-type="string">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office:value-type="string" calcext:value-type="string">
            <text:p>Early clinical signs in neonates with hypoxic ischemic encephalopathy predict an abnormal amplitude-integrated electroencephalogram at age 6 hours</text:p>
          </table:table-cell>
        </table:table-row>
        <table:table-row table:style-name="ro1">
          <table:table-cell/>
          <table:table-cell office:value-type="string" calcext:value-type="string">
            <text:p>Left Ventricular Dyssynchrony After Acute Myocardial Infarction is a Powerful Indicator of Left Ventricular Remodeling</text:p>
          </table:table-cell>
        </table:table-row>
        <table:table-row table:style-name="ro1">
          <table:table-cell/>
          <table:table-cell office:value-type="string" calcext:value-type="string">
            <text:p>The impact of hyperactivity and leptin on recovery from anorexia nervosa</text:p>
          </table:table-cell>
        </table:table-row>
        <table:table-row table:style-name="ro1">
          <table:table-cell/>
          <table:table-cell office:value-type="string" calcext:value-type="string">
            <text:p>Performance of HbA&lt;sub&gt;1c&lt;/sub&gt; as an Early Diagnostic Indicator of Type 1 Diabetes in Children and Youth</text:p>
          </table:table-cell>
        </table:table-row>
        <table:table-row table:style-name="ro1">
          <table:table-cell/>
          <table:table-cell office:value-type="string" calcext:value-type="string">
            <text:p>Ultrasound-Guided Fine-Needle Aspiration Biopsy of Thyroid Nodules Smaller Than 5 mm in the Maximum Diameter: Assessment of Efficacy and Pathological Findings</text:p>
          </table:table-cell>
        </table:table-row>
        <table:table-row table:style-name="ro1">
          <table:table-cell/>
          <table:table-cell office:value-type="string" calcext:value-type="string">
            <text:p>Uric Acid as a Risk Factor for Cardiovascular Disease and Mortality in Overweight/Obese Individuals</text:p>
          </table:table-cell>
        </table:table-row>
        <table:table-row table:style-name="ro1">
          <table:table-cell/>
          <table:table-cell office:value-type="string" calcext:value-type="string">
            <text:p>Poststroke Fatigue: Who Is at Risk for an Increase in Fatigue?</text:p>
          </table:table-cell>
        </table:table-row>
        <table:table-row table:style-name="ro1">
          <table:table-cell/>
          <table:table-cell office:value-type="string" calcext:value-type="string">
            <text:p>Comparative Value of Simple Inflammatory Markers in the Prediction of Left Ventricular Systolic Dysfunction in <text:s/>Postacute Coronary Syndrome Patients</text:p>
          </table:table-cell>
        </table:table-row>
        <table:table-row table:style-name="ro1">
          <table:table-cell/>
          <table:table-cell office:value-type="string" calcext:value-type="string">
            <text:p>Fibroproliferative changes on high-resolution CT in the acute respiratory distress syndrome predict mortality and ventilator dependency: a prospective observational cohort study</text:p>
          </table:table-cell>
        </table:table-row>
        <table:table-row table:style-name="ro1">
          <table:table-cell/>
          <table:table-cell office:value-type="string" calcext:value-type="string">
            <text:p>Validating the Johns Hopkins ACG Case-Mix System of the elderly in Swedish primary health care</text:p>
          </table:table-cell>
        </table:table-row>
        <table:table-row table:style-name="ro1">
          <table:table-cell office:value-type="string" calcext:value-type="string">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
      <table:table table:name="Treatment" table:style-name="ta2">
        <table:table-column table:style-name="co8" table:default-cell-style-name="ce11"/>
        <table:table-column table:style-name="co9" table:default-cell-style-name="ce16"/>
        <table:table-column table:style-name="co5" table:number-columns-repeated="1022" table:default-cell-style-name="Default"/>
        <table:table-row table:style-name="ro16">
          <table:table-cell table:style-name="ce1" office:value-type="string" calcext:value-type="string">
            <text:p>Description</text:p>
          </table:table-cell>
          <table:table-cell table:style-name="ce12" office:value-type="string" calcext:value-type="string">
            <text:p>Paper</text:p>
          </table:table-cell>
          <table:table-cell table:style-name="ce17" table:number-columns-repeated="1022"/>
        </table:table-row>
        <table:table-row table:style-name="ro1">
          <table:table-cell table:style-name="ce2" office:value-type="string" calcext:value-type="string" table:number-columns-spanned="1" table:number-rows-spanned="10">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table:style-name="ce32" office:value-type="string" calcext:value-type="string">
            <text:p>Lipoprotein(a) as a cardiovascular risk factor: current status</text:p>
          </table:table-cell>
          <table:table-cell table:number-columns-repeated="1022"/>
        </table:table-row>
        <table:table-row table:style-name="ro1">
          <table:covered-table-cell table:style-name="ce3"/>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3"/>
          <table:table-cell table:style-name="ce15"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3"/>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3"/>
          <table:table-cell table:style-name="ce15"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3"/>
          <table:table-cell table:style-name="ce14" office:value-type="string" calcext:value-type="string">
            <text:p>Phase IV of Drug Development</text:p>
          </table:table-cell>
          <table:table-cell table:number-columns-repeated="1022"/>
        </table:table-row>
        <table:table-row table:style-name="ro1">
          <table:covered-table-cell table:style-name="ce3"/>
          <table:table-cell table:style-name="ce15"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3"/>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7">
          <table:covered-table-cell table:style-name="ce3"/>
          <table:table-cell table:style-name="ce15"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8">
          <table:covered-table-cell table:style-name="ce3"/>
          <table:table-cell table:style-name="ce14" office:value-type="string" calcext:value-type="string">
            <text:p>Statistical Issues in TBI Clinical Studies</text:p>
          </table:table-cell>
          <table:table-cell table:number-columns-repeated="1022"/>
        </table:table-row>
        <table:table-row table:style-name="ro1">
          <table:table-cell table:style-name="ce4" office:value-type="string" calcext:value-type="string" table:number-columns-spanned="1" table:number-rows-spanned="9">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table:style-name="ce35" office:value-type="string" calcext:value-type="string">
            <text:p>Current treatment for anorexia nervosa: efficacy, safety, and adherence</text:p>
          </table:table-cell>
          <table:table-cell table:number-columns-repeated="1022"/>
        </table:table-row>
        <table:table-row table:style-name="ro1">
          <table:covered-table-cell table:style-name="ce5"/>
          <table:table-cell table:style-name="ce36" office:value-type="string" calcext:value-type="string">
            <text:p>Radically open-dialectical behavior therapy for adult anorexia nervosa: feasibility and outcomes from an inpatient program</text:p>
          </table:table-cell>
          <table:table-cell table:number-columns-repeated="1022"/>
        </table:table-row>
        <table:table-row table:style-name="ro1">
          <table:covered-table-cell table:style-name="ce5"/>
          <table:table-cell table:style-name="ce36" office:value-type="string" calcext:value-type="string">
            <text:p>Predictors of the resumption of menses in adolescent anorexia nervosa</text:p>
          </table:table-cell>
          <table:table-cell table:number-columns-repeated="1022"/>
        </table:table-row>
        <table:table-row table:style-name="ro19">
          <table:covered-table-cell table:style-name="ce5"/>
          <table:table-cell table:style-name="ce14" office:value-type="string" calcext:value-type="string">
            <text:p>Evaluation of the efficacy and safety of olanzapine as an adjunctive treatment for anorexia nervosa in adolescent females: a randomized, double-blind, placebo-controlled trial</text:p>
          </table:table-cell>
          <table:table-cell table:number-columns-repeated="1022"/>
        </table:table-row>
        <table:table-row table:style-name="ro19">
          <table:covered-table-cell table:style-name="ce5"/>
          <table:table-cell table:style-name="ce14" office:value-type="string" calcext:value-type="string">
            <text:p>Explicit feedback to enhance the effect of an interim assessment: a cross-over study on learning effect and gender difference</text:p>
          </table:table-cell>
          <table:table-cell table:number-columns-repeated="1022"/>
        </table:table-row>
        <table:table-row table:style-name="ro19">
          <table:covered-table-cell table:style-name="ce5"/>
          <table:table-cell table:style-name="ce14" office:value-type="string" calcext:value-type="string">
            <text:p>Regional radiotherapy versus an axillary lymph node dissection after lumpectomy: a safe alternative for an axillary lymph node dissection in a clinically uninvolved axilla in breast cancer. A case control study with 10 years follow up</text:p>
          </table:table-cell>
          <table:table-cell table:number-columns-repeated="1022"/>
        </table:table-row>
        <table:table-row table:style-name="ro19">
          <table:covered-table-cell table:style-name="ce5"/>
          <table:table-cell table:style-name="ce14" office:value-type="string" calcext:value-type="string">
            <text:p>A case report of an ampullary tumor presenting with spontaneous perforation of an aberrant bile duct and treated with total laparoscopic pancreaticoduodenectomy</text:p>
          </table:table-cell>
          <table:table-cell table:number-columns-repeated="1022"/>
        </table:table-row>
        <table:table-row table:style-name="ro19">
          <table:covered-table-cell table:style-name="ce5"/>
          <table:table-cell table:style-name="ce14" office:value-type="string" calcext:value-type="string">
            <text:p>Electromyographic Analysis of the Triceps Surae Muscle Complex During Achilles Tendon Rehabilitation Program Exercises</text:p>
          </table:table-cell>
          <table:table-cell table:number-columns-repeated="1022"/>
        </table:table-row>
        <table:table-row table:style-name="ro1">
          <table:covered-table-cell table:style-name="ce5"/>
          <table:table-cell table:style-name="ce37" office:value-type="string" calcext:value-type="string">
            <text:p>Preventing and managing exacerbations in COPD – critical appraisal of the role of tiotropium</text:p>
          </table:table-cell>
          <table:table-cell table:number-columns-repeated="1022"/>
        </table:table-row>
        <table:table-row table:style-name="ro1">
          <table:table-cell table:style-name="ce6" office:value-type="string" calcext:value-type="string" table:number-columns-spanned="1" table:number-rows-spanned="10">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7"/>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7"/>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7"/>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7"/>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7"/>
          <table:table-cell table:style-name="ce14" office:value-type="string" calcext:value-type="string">
            <text:p>Phase IV of Drug Development</text:p>
          </table:table-cell>
          <table:table-cell table:number-columns-repeated="1022"/>
        </table:table-row>
        <table:table-row table:style-name="ro1">
          <table:covered-table-cell table:style-name="ce7"/>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7"/>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7"/>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7"/>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table:style-name="ce14" office:value-type="string" calcext:value-type="string">
            <text:p>An alternative treatment of hyperlipidemia with red yeast rice: a case report</text:p>
          </table:table-cell>
          <table:table-cell table:number-columns-repeated="1022"/>
        </table:table-row>
        <table:table-row table:style-name="ro19">
          <table:covered-table-cell table:style-name="ce9"/>
          <table:table-cell table:style-name="ce14" office:value-type="string" calcext:value-type="string">
            <text:p>Achieving lipid goals with rosuvastatin compared with simvastatin in high risk patients in real clinical practice: a randomized, open-label, parallel-group, multi-center study: the DISCOVERY-Beta study</text:p>
          </table:table-cell>
          <table:table-cell table:number-columns-repeated="1022"/>
        </table:table-row>
        <table:table-row table:style-name="ro19">
          <table:covered-table-cell table:style-name="ce9"/>
          <table:table-cell table:style-name="ce14" office:value-type="string" calcext:value-type="string">
            <text:p>The parents’ knowledge and behavior towards the effects of using iron supplements on tooth staining and dental caries in Mashhad, Iran</text:p>
          </table:table-cell>
          <table:table-cell table:number-columns-repeated="1022"/>
        </table:table-row>
        <table:table-row table:style-name="ro1">
          <table:covered-table-cell table:style-name="ce9"/>
          <table:table-cell table:style-name="ce14" office:value-type="string" calcext:value-type="string">
            <text:p>Family-Based Hip-Hop to Health: Outcome Results</text:p>
          </table:table-cell>
          <table:table-cell table:number-columns-repeated="1022"/>
        </table:table-row>
        <table:table-row table:style-name="ro19">
          <table:covered-table-cell table:style-name="ce9"/>
          <table:table-cell table:style-name="ce14" office:value-type="string" calcext:value-type="string">
            <text:p>Is there benefit in optimising heart failure treatment in over-80 year-old patients? (HF-80 study): study protocol for a randomized controlled trial</text:p>
          </table:table-cell>
          <table:table-cell table:number-columns-repeated="1022"/>
        </table:table-row>
        <table:table-row table:style-name="ro19">
          <table:covered-table-cell table:style-name="ce9"/>
          <table:table-cell table:style-name="ce14" office:value-type="string" calcext:value-type="string">
            <text:p>Prospectively versus Retrospectively ECG-Gated 256-Slice CT Angiography to Assess Coronary Artery Bypass Grafts — Comparison of Image Quality and Radiation Dose</text:p>
          </table:table-cell>
          <table:table-cell table:number-columns-repeated="1022"/>
        </table:table-row>
        <table:table-row table:style-name="ro1">
          <table:covered-table-cell table:style-name="ce9"/>
          <table:table-cell table:style-name="ce14" office:value-type="string" calcext:value-type="string">
            <text:p>Bristol Girls Dance Project Feasibility Trial: outcome and process evaluation results</text:p>
          </table:table-cell>
          <table:table-cell table:number-columns-repeated="1022"/>
        </table:table-row>
        <table:table-row table:style-name="ro1">
          <table:covered-table-cell table:style-name="ce9"/>
          <table:table-cell table:style-name="ce14" office:value-type="string" calcext:value-type="string">
            <text:p>Laparoscopic-Assisted Vaginal Hysterectomy for Uteri Weighing 1000 Grams or More</text:p>
          </table:table-cell>
          <table:table-cell table:number-columns-repeated="1022"/>
        </table:table-row>
        <table:table-row table:style-name="ro1">
          <table:covered-table-cell table:style-name="ce9"/>
          <table:table-cell table:style-name="ce14" office:value-type="string" calcext:value-type="string">
            <text:p>Relationship between children’s oral health-related behaviors and their caregiver’s sense of coherence</text:p>
          </table:table-cell>
          <table:table-cell table:number-columns-repeated="1022"/>
        </table:table-row>
        <table:table-row table:style-name="ro19">
          <table:covered-table-cell table:style-name="ce9"/>
          <table:table-cell table:style-name="ce14" office:value-type="string" calcext:value-type="string">
            <text:p>Split Course Hyperfractionated Accelerated Radio-Chemotherapy (SCHARC) for patients with advanced head and neck cancer: Influence of protocol deviations and hemoglobin on overall survival, a retrospective analysis</text:p>
          </table:table-cell>
          <table:table-cell table:number-columns-repeated="1022"/>
        </table:table-row>
        <table:table-row table:style-name="ro1">
          <table:table-cell table:style-name="ce8" office:value-type="string" calcext:value-type="string" table:number-columns-spanned="1" table:number-rows-spanned="10">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10" office:value-type="string" calcext:value-type="string" table:number-columns-spanned="1" table:number-rows-spanned="9">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table:style-name="ce14" office:value-type="string" calcext:value-type="string">
            <text:p>Current treatment for anorexia nervosa: efficacy, safety, and adherence</text:p>
          </table:table-cell>
          <table:table-cell table:number-columns-repeated="1022"/>
        </table:table-row>
        <table:table-row table:style-name="ro1">
          <table:covered-table-cell table:style-name="ce9"/>
          <table:table-cell table:style-name="ce14" office:value-type="string" calcext:value-type="string">
            <text:p>Radically open-dialectical behavior therapy for adult anorexia nervosa: feasibility and outcomes from an inpatient program</text:p>
          </table:table-cell>
          <table:table-cell table:number-columns-repeated="1022"/>
        </table:table-row>
        <table:table-row table:style-name="ro1">
          <table:covered-table-cell table:style-name="ce9"/>
          <table:table-cell table:style-name="ce14" office:value-type="string" calcext:value-type="string">
            <text:p>Predictors of the resumption of menses in adolescent anorexia nervosa</text:p>
          </table:table-cell>
          <table:table-cell table:number-columns-repeated="1022"/>
        </table:table-row>
        <table:table-row table:style-name="ro19">
          <table:covered-table-cell table:style-name="ce9"/>
          <table:table-cell table:style-name="ce14" office:value-type="string" calcext:value-type="string">
            <text:p>Evaluation of the efficacy and safety of olanzapine as an adjunctive treatment for anorexia nervosa in adolescent females: a randomized, double-blind, placebo-controlled trial</text:p>
          </table:table-cell>
          <table:table-cell table:number-columns-repeated="1022"/>
        </table:table-row>
        <table:table-row table:style-name="ro19">
          <table:covered-table-cell table:style-name="ce9"/>
          <table:table-cell table:style-name="ce14" office:value-type="string" calcext:value-type="string">
            <text:p>Explicit feedback to enhance the effect of an interim assessment: a cross-over study on learning effect and gender difference</text:p>
          </table:table-cell>
          <table:table-cell table:number-columns-repeated="1022"/>
        </table:table-row>
        <table:table-row table:style-name="ro19">
          <table:covered-table-cell table:style-name="ce9"/>
          <table:table-cell table:style-name="ce14" office:value-type="string" calcext:value-type="string">
            <text:p>Regional radiotherapy versus an axillary lymph node dissection after lumpectomy: a safe alternative for an axillary lymph node dissection in a clinically uninvolved axilla in breast cancer. A case control study with 10 years follow up</text:p>
          </table:table-cell>
          <table:table-cell table:number-columns-repeated="1022"/>
        </table:table-row>
        <table:table-row table:style-name="ro19">
          <table:covered-table-cell table:style-name="ce9"/>
          <table:table-cell table:style-name="ce14" office:value-type="string" calcext:value-type="string">
            <text:p>A case report of an ampullary tumor presenting with spontaneous perforation of an aberrant bile duct and treated with total laparoscopic pancreaticoduodenectomy</text:p>
          </table:table-cell>
          <table:table-cell table:number-columns-repeated="1022"/>
        </table:table-row>
        <table:table-row table:style-name="ro19">
          <table:covered-table-cell table:style-name="ce9"/>
          <table:table-cell table:style-name="ce14" office:value-type="string" calcext:value-type="string">
            <text:p>Electromyographic Analysis of the Triceps Surae Muscle Complex During Achilles Tendon Rehabilitation Program Exercises</text:p>
          </table:table-cell>
          <table:table-cell table:number-columns-repeated="1022"/>
        </table:table-row>
        <table:table-row table:style-name="ro1">
          <table:covered-table-cell table:style-name="ce9"/>
          <table:table-cell table:style-name="ce14" office:value-type="string" calcext:value-type="string">
            <text:p>Preventing and managing exacerbations in COPD – critical appraisal of the role of tiotropium</text:p>
          </table:table-cell>
          <table:table-cell table:number-columns-repeated="1022"/>
        </table:table-row>
        <table:table-row table:style-name="ro1">
          <table:table-cell table:style-name="ce8" office:value-type="string" calcext:value-type="string" table:number-columns-spanned="1" table:number-rows-spanned="10">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10" office:value-type="string" calcext:value-type="string" table:number-columns-spanned="1" table:number-rows-spanned="9">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table:style-name="ce14" office:value-type="string" calcext:value-type="string">
            <text:p>Current treatment for anorexia nervosa: efficacy, safety, and adherence</text:p>
          </table:table-cell>
          <table:table-cell table:number-columns-repeated="1022"/>
        </table:table-row>
        <table:table-row table:style-name="ro1">
          <table:covered-table-cell table:style-name="ce9"/>
          <table:table-cell table:style-name="ce14" office:value-type="string" calcext:value-type="string">
            <text:p>Radically open-dialectical behavior therapy for adult anorexia nervosa: feasibility and outcomes from an inpatient program</text:p>
          </table:table-cell>
          <table:table-cell table:number-columns-repeated="1022"/>
        </table:table-row>
        <table:table-row table:style-name="ro1">
          <table:covered-table-cell table:style-name="ce9"/>
          <table:table-cell table:style-name="ce14" office:value-type="string" calcext:value-type="string">
            <text:p>Predictors of the resumption of menses in adolescent anorexia nervosa</text:p>
          </table:table-cell>
          <table:table-cell table:number-columns-repeated="1022"/>
        </table:table-row>
        <table:table-row table:style-name="ro19">
          <table:covered-table-cell table:style-name="ce9"/>
          <table:table-cell table:style-name="ce14" office:value-type="string" calcext:value-type="string">
            <text:p>Evaluation of the efficacy and safety of olanzapine as an adjunctive treatment for anorexia nervosa in adolescent females: a randomized, double-blind, placebo-controlled trial</text:p>
          </table:table-cell>
          <table:table-cell table:number-columns-repeated="1022"/>
        </table:table-row>
        <table:table-row table:style-name="ro19">
          <table:covered-table-cell table:style-name="ce9"/>
          <table:table-cell table:style-name="ce14" office:value-type="string" calcext:value-type="string">
            <text:p>Explicit feedback to enhance the effect of an interim assessment: a cross-over study on learning effect and gender difference</text:p>
          </table:table-cell>
          <table:table-cell table:number-columns-repeated="1022"/>
        </table:table-row>
        <table:table-row table:style-name="ro19">
          <table:covered-table-cell table:style-name="ce9"/>
          <table:table-cell table:style-name="ce14" office:value-type="string" calcext:value-type="string">
            <text:p>Regional radiotherapy versus an axillary lymph node dissection after lumpectomy: a safe alternative for an axillary lymph node dissection in a clinically uninvolved axilla in breast cancer. A case control study with 10 years follow up</text:p>
          </table:table-cell>
          <table:table-cell table:number-columns-repeated="1022"/>
        </table:table-row>
        <table:table-row table:style-name="ro19">
          <table:covered-table-cell table:style-name="ce9"/>
          <table:table-cell table:style-name="ce14" office:value-type="string" calcext:value-type="string">
            <text:p>A case report of an ampullary tumor presenting with spontaneous perforation of an aberrant bile duct and treated with total laparoscopic pancreaticoduodenectomy</text:p>
          </table:table-cell>
          <table:table-cell table:number-columns-repeated="1022"/>
        </table:table-row>
        <table:table-row table:style-name="ro19">
          <table:covered-table-cell table:style-name="ce9"/>
          <table:table-cell table:style-name="ce14" office:value-type="string" calcext:value-type="string">
            <text:p>Electromyographic Analysis of the Triceps Surae Muscle Complex During Achilles Tendon Rehabilitation Program Exercises</text:p>
          </table:table-cell>
          <table:table-cell table:number-columns-repeated="1022"/>
        </table:table-row>
        <table:table-row table:style-name="ro1">
          <table:covered-table-cell table:style-name="ce9"/>
          <table:table-cell table:style-name="ce14" office:value-type="string" calcext:value-type="string">
            <text:p>Preventing and managing exacerbations in COPD – critical appraisal of the role of tiotropium</text:p>
          </table:table-cell>
          <table:table-cell table:number-columns-repeated="1022"/>
        </table:table-row>
        <table:table-row table:style-name="ro1">
          <table:table-cell table:style-name="ce8" office:value-type="string" calcext:value-type="string" table:number-columns-spanned="1" table:number-rows-spanned="10">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19">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number-rows-repeated="356">
          <table:table-cell table:style-name="Default" table:number-columns-repeated="2"/>
          <table:table-cell table:number-columns-repeated="1022"/>
        </table:table-row>
        <table:table-row table:style-name="ro1" table:number-rows-repeated="29">
          <table:table-cell table:number-columns-repeated="1024"/>
        </table:table-row>
        <table:table-row table:style-name="ro1">
          <table:table-cell table:style-name="Default"/>
          <table:table-cell table:number-columns-repeated="1023"/>
        </table:table-row>
        <table:table-row table:style-name="ro1" table:number-rows-repeated="1047891">
          <table:table-cell table:number-columns-repeated="1024"/>
        </table:table-row>
        <table:table-row table:style-name="ro1">
          <table:table-cell table:number-columns-repeated="1024"/>
        </table:table-row>
        <calcext:conditional-formats>
          <calcext:conditional-format calcext:target-range-address="Treatment.A31:Treatment.B298 Treatment.B21:Treatment.B30 Treatment.B2:Treatment.B11 Treatment.B13:Treatment.B19">
            <calcext:condition calcext:apply-style-name="Accent 3" calcext:value="=0" calcext:base-cell-address="Treatment.A2"/>
          </calcext:conditional-format>
          <calcext:conditional-format calcext:target-range-address="Treatment.B655:Treatment.B1048576 Treatment.B21:Treatment.B298 Treatment.B1:Treatment.B11 Treatment.B13:Treatment.B19">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 calcext:target-range-address="Treatment.A3:Treatment.A11">
            <calcext:condition calcext:apply-style-name="Accent 3" calcext:value="=0" calcext:base-cell-address="Treatment.A3"/>
          </calcext:conditional-format>
          <calcext:conditional-format calcext:target-range-address="Treatment.A2:Treatment.A2">
            <calcext:condition calcext:apply-style-name="Accent 3" calcext:value="=0" calcext:base-cell-address="Treatment.B2"/>
          </calcext:conditional-format>
          <calcext:conditional-format calcext:target-range-address="Treatment.A2:Treatment.A2">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 calcext:target-range-address="Treatment.A21:Treatment.A30">
            <calcext:condition calcext:apply-style-name="Accent 3" calcext:value="=0" calcext:base-cell-address="Treatment.A21"/>
          </calcext:conditional-format>
          <calcext:conditional-format calcext:target-range-address="Treatment.A12:Treatment.A20">
            <calcext:condition calcext:apply-style-name="Accent 3" calcext:value="=0" calcext:base-cell-address="Treatment.A12"/>
          </calcext:conditional-format>
          <calcext:conditional-format calcext:target-range-address="Treatment.B12:Treatment.B12">
            <calcext:condition calcext:apply-style-name="Accent 3" calcext:value="=0" calcext:base-cell-address="Treatment.B20"/>
          </calcext:conditional-format>
          <calcext:conditional-format calcext:target-range-address="Treatment.B12:Treatment.B12">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 calcext:target-range-address="Treatment.B20:Treatment.B20">
            <calcext:condition calcext:apply-style-name="Accent 3" calcext:value="=0" calcext:base-cell-address="Treatment.B20"/>
          </calcext:conditional-format>
          <calcext:conditional-format calcext:target-range-address="Treatment.B20:Treatment.B20">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s>
      </table:table>
      <table:table table:name="Prognosis" table:style-name="ta1">
        <table:table-column table:style-name="co1" table:default-cell-style-name="Default"/>
        <table:table-column table:style-name="co6" table:default-cell-style-name="Default"/>
        <table:table-row table:style-name="ro1">
          <table:table-cell office:value-type="string" calcext:value-type="string">
            <text:p>Description</text:p>
          </table:table-cell>
          <table:table-cell office:value-type="string" calcext:value-type="string">
            <text:p>Paper__-</text:p>
          </table:table-cell>
        </table:table-row>
        <table:table-row table:style-name="ro1">
          <table:table-cell office:value-type="string" calcext:value-type="string">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Prevalence of Acanthosis Nigricans in an urban population in Sri Lanka and its utility to detect metabolic syndrome</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ocial Cognition in Anorexia Nervosa: Evidence of Preserved Theory of Mind and Impaired Emotional Functioning</text:p>
          </table:table-cell>
        </table:table-row>
        <table:table-row table:style-name="ro1">
          <table:table-cell/>
          <table:table-cell office:value-type="string" calcext:value-type="string">
            <text:p>Psychological and weight-related characteristics of patients with anorexia nervosa-restricting type who later develop bulimia nervosa</text:p>
          </table:table-cell>
        </table:table-row>
        <table:table-row table:style-name="ro1">
          <table:table-cell/>
          <table:table-cell office:value-type="string" calcext:value-type="string">
            <text:p>Mortality trends among Alaska Native people: successes and challenges</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Psychosomatic syndromes and anorexia nervosa</text:p>
          </table:table-cell>
        </table:table-row>
        <table:table-row table:style-name="ro1">
          <table:table-cell/>
          <table:table-cell office:value-type="string" calcext:value-type="string">
            <text:p>Does insulin resistance co-exist with glucocorticoid resistance in the metabolic syndrome? Studies comparing skin sensitivity to glucocorticoids in individuals with and without acanthosis nigricans</text:p>
          </table:table-cell>
        </table:table-row>
        <table:table-row table:style-name="ro1">
          <table:table-cell office:value-type="string" calcext:value-type="string">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office:value-type="string" calcext:value-type="string">
            <text:p>An economic evaluation: Simulation of the cost-effectiveness and cost-utility of universal prevention strategies against osteoporosis-related fractures</text:p>
          </table:table-cell>
        </table:table-row>
        <table:table-row table:style-name="ro1">
          <table:table-cell/>
          <table:table-cell office:value-type="string" calcext:value-type="string">
            <text:p>Multidrug resistant &lt;italic&gt;Kluyvera ascorbata &lt;/italic&gt;septicemia in an adult patient: a case report</text:p>
          </table:table-cell>
        </table:table-row>
        <table:table-row table:style-name="ro1">
          <table:table-cell/>
          <table:table-cell office:value-type="string" calcext:value-type="string">
            <text:p>Incidentally Detected Inguinoscrotal Bladder Hernia</text:p>
          </table:table-cell>
        </table:table-row>
        <table:table-row table:style-name="ro1">
          <table:table-cell/>
          <table:table-cell office:value-type="string" calcext:value-type="string">
            <text:p>Mesenteric paraganglioma with gallbladder paraganglion nest</text:p>
          </table:table-cell>
        </table:table-row>
        <table:table-row table:style-name="ro1">
          <table:table-cell/>
          <table:table-cell office:value-type="string" calcext:value-type="string">
            <text:p>Pigmented tumor in the nostril</text:p>
          </table:table-cell>
        </table:table-row>
        <table:table-row table:style-name="ro1">
          <table:table-cell/>
          <table:table-cell office:value-type="string" calcext:value-type="string">
            <text:p>More to Mutton than Meets the Eye</text:p>
          </table:table-cell>
        </table:table-row>
        <table:table-row table:style-name="ro1">
          <table:table-cell/>
          <table:table-cell office:value-type="string" calcext:value-type="string">
            <text:p>A Case of Panitumumab-Responsive Metastatic Rectal Cancer Initially Refractory to Cetuximab</text:p>
          </table:table-cell>
        </table:table-row>
        <table:table-row table:style-name="ro1">
          <table:table-cell/>
          <table:table-cell office:value-type="string" calcext:value-type="string">
            <text:p>Secular Trends in Mortality From Common Cancers in the United States by Educational Attainment, 1993–2001</text:p>
          </table:table-cell>
        </table:table-row>
        <table:table-row table:style-name="ro1">
          <table:table-cell/>
          <table:table-cell office:value-type="string" calcext:value-type="string">
            <text:p>Anorectal smear in the diagnosis of anorectal adenocarcinoma</text:p>
          </table:table-cell>
        </table:table-row>
        <table:table-row table:style-name="ro1">
          <table:table-cell/>
          <table:table-cell office:value-type="string" calcext:value-type="string">
            <text:p>Early bare-metal stent thrombosis presenting with cardiogenic shock: a case report</text:p>
          </table:table-cell>
        </table:table-row>
        <table:table-row table:style-name="ro1">
          <table:table-cell office:value-type="string" calcext:value-type="string">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Prevalence of Acanthosis Nigricans in an urban population in Sri Lanka and its utility to detect metabolic syndrome</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ocial Cognition in Anorexia Nervosa: Evidence of Preserved Theory of Mind and Impaired Emotional Functioning</text:p>
          </table:table-cell>
        </table:table-row>
        <table:table-row table:style-name="ro1">
          <table:table-cell/>
          <table:table-cell office:value-type="string" calcext:value-type="string">
            <text:p>Psychological and weight-related characteristics of patients with anorexia nervosa-restricting type who later develop bulimia nervosa</text:p>
          </table:table-cell>
        </table:table-row>
        <table:table-row table:style-name="ro1">
          <table:table-cell/>
          <table:table-cell office:value-type="string" calcext:value-type="string">
            <text:p>Mortality trends among Alaska Native people: successes and challenges</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Psychosomatic syndromes and anorexia nervosa</text:p>
          </table:table-cell>
        </table:table-row>
        <table:table-row table:style-name="ro1">
          <table:table-cell/>
          <table:table-cell office:value-type="string" calcext:value-type="string">
            <text:p>Does insulin resistance co-exist with glucocorticoid resistance in the metabolic syndrome? Studies comparing skin sensitivity to glucocorticoids in individuals with and without acanthosis nigricans</text:p>
          </table:table-cell>
        </table:table-row>
        <table:table-row table:style-name="ro1">
          <table:table-cell office:value-type="string" calcext:value-type="string">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Prevalence of Acanthosis Nigricans in an urban population in Sri Lanka and its utility to detect metabolic syndrome</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ocial Cognition in Anorexia Nervosa: Evidence of Preserved Theory of Mind and Impaired Emotional Functioning</text:p>
          </table:table-cell>
        </table:table-row>
        <table:table-row table:style-name="ro1">
          <table:table-cell/>
          <table:table-cell office:value-type="string" calcext:value-type="string">
            <text:p>Psychological and weight-related characteristics of patients with anorexia nervosa-restricting type who later develop bulimia nervosa</text:p>
          </table:table-cell>
        </table:table-row>
        <table:table-row table:style-name="ro1">
          <table:table-cell/>
          <table:table-cell office:value-type="string" calcext:value-type="string">
            <text:p>Mortality trends among Alaska Native people: successes and challenges</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Psychosomatic syndromes and anorexia nervosa</text:p>
          </table:table-cell>
        </table:table-row>
        <table:table-row table:style-name="ro1">
          <table:table-cell/>
          <table:table-cell office:value-type="string" calcext:value-type="string">
            <text:p>Does insulin resistance co-exist with glucocorticoid resistance in the metabolic syndrome? Studies comparing skin sensitivity to glucocorticoids in individuals with and without acanthosis nigricans</text:p>
          </table:table-cell>
        </table:table-row>
        <table:table-row table:style-name="ro1">
          <table:table-cell office:value-type="string" calcext:value-type="string">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
      <table:table table:name="Review" table:style-name="ta1">
        <table:table-column table:style-name="co1" table:default-cell-style-name="Default"/>
        <table:table-column table:style-name="co2" table:default-cell-style-name="Default"/>
        <table:table-row table:style-name="ro1">
          <table:table-cell office:value-type="string" calcext:value-type="string">
            <text:p>Description</text:p>
          </table:table-cell>
          <table:table-cell office:value-type="string" calcext:value-type="string">
            <text:p>Paper__-</text:p>
          </table:table-cell>
        </table:table-row>
        <table:table-row table:style-name="ro1">
          <table:table-cell office:value-type="string" calcext:value-type="string">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office:value-type="string" calcext:value-type="string">
            <text:p>A genome-wide association study of anorexia nervosa</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Nutritional rehabilitation in anorexia nervosa: review of the literature and implications for treatment</text:p>
          </table:table-cell>
        </table:table-row>
        <table:table-row table:style-name="ro1">
          <table:table-cell/>
          <table:table-cell office:value-type="string" calcext:value-type="string">
            <text:p>Ovarectomy despite Negative Imaging in Anti-NMDA Receptor Encephalitis: Effective Even Late</text:p>
          </table:table-cell>
        </table:table-row>
        <table:table-row table:style-name="ro1">
          <table:table-cell/>
          <table:table-cell office:value-type="string" calcext:value-type="string">
            <text:p>Gaps in Survey Data on Cancer in American Indian and Alaska Native Populations: Examination of US Population Surveys, 1960–2010</text:p>
          </table:table-cell>
        </table:table-row>
        <table:table-row table:style-name="ro1">
          <table:table-cell/>
          <table:table-cell office:value-type="string" calcext:value-type="string">
            <text:p>Dry season ecology of &lt;italic&gt;Anopheles gambiae &lt;/italic&gt;complex mosquitoes in The Gambia</text:p>
          </table:table-cell>
        </table:table-row>
        <table:table-row table:style-name="ro1">
          <table:table-cell/>
          <table:table-cell office:value-type="string" calcext:value-type="string">
            <text:p>Successful laparoscopic management of an incarcerated obturator hernia</text:p>
          </table:table-cell>
        </table:table-row>
        <table:table-row table:style-name="ro1">
          <table:table-cell/>
          <table:table-cell office:value-type="string" calcext:value-type="string">
            <text:p>Can the London 2012 Olympics ‘inspire a generation’ to do more physical or sporting activities? An overview of systematic reviews</text:p>
          </table:table-cell>
        </table:table-row>
        <table:table-row table:style-name="ro1">
          <table:table-cell/>
          <table:table-cell office:value-type="string" calcext:value-type="string">
            <text:p>Inferior vena cava tumor thrombus that directly infiltrated from paracaval lymph node metastases in a patient with recurrent hepatocellular carcinoma</text:p>
          </table:table-cell>
        </table:table-row>
        <table:table-row table:style-name="ro1">
          <table:table-cell office:value-type="string" calcext:value-type="string">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office:value-type="string" calcext:value-type="string">
            <text:p>Leukocytoclastic Vasculitis in a Patient with Type 1 Cryoglobulinemia</text:p>
          </table:table-cell>
        </table:table-row>
        <table:table-row table:style-name="ro1">
          <table:table-cell/>
          <table:table-cell office:value-type="string" calcext:value-type="string">
            <text:p>Meta-Analysis of Prevalence of Smoking in 15-64-year-old Population of West of Iran</text:p>
          </table:table-cell>
        </table:table-row>
        <table:table-row table:style-name="ro1">
          <table:table-cell/>
          <table:table-cell office:value-type="string" calcext:value-type="string">
            <text:p>Severe Wound Infection with &lt;italic&gt;Photobacterium damselae&lt;/italic&gt; ssp. &lt;italic&gt;damselae&lt;/italic&gt; and &lt;italic&gt;Vibrio harveyi&lt;/italic&gt;, following a Laceration Injury in Marine Environment: A Case Report and Review of the Literature</text:p>
          </table:table-cell>
        </table:table-row>
        <table:table-row table:style-name="ro1">
          <table:table-cell/>
          <table:table-cell office:value-type="string" calcext:value-type="string">
            <text:p>Invasive micropapillary carcinomas arising 42 years after augmentation mammoplasty: A case report and literature review</text:p>
          </table:table-cell>
        </table:table-row>
        <table:table-row table:style-name="ro1">
          <table:table-cell/>
          <table:table-cell office:value-type="string" calcext:value-type="string">
            <text:p>Phase III pilot study of dose escalation using conformal radiotherapy in prostate cancer: PSA control and side effects</text:p>
          </table:table-cell>
        </table:table-row>
        <table:table-row table:style-name="ro1">
          <table:table-cell/>
          <table:table-cell office:value-type="string" calcext:value-type="string">
            <text:p>Duplication of the left vertebral artery in a patient with dissection of the right internal carotid artery and Ehlers–Danlos syndrome: case report and review of the literature</text:p>
          </table:table-cell>
        </table:table-row>
        <table:table-row table:style-name="ro1">
          <table:table-cell/>
          <table:table-cell office:value-type="string" calcext:value-type="string">
            <text:p>A Gene Expression Signature Predicts Survival of Patients with Stage I Non-Small Cell Lung Cancer</text:p>
          </table:table-cell>
        </table:table-row>
        <table:table-row table:style-name="ro1">
          <table:table-cell/>
          <table:table-cell office:value-type="string" calcext:value-type="string">
            <text:p>Significance of Anaerobes and Oral Bacteria in Community-Acquired Pneumonia</text:p>
          </table:table-cell>
        </table:table-row>
        <table:table-row table:style-name="ro1">
          <table:table-cell/>
          <table:table-cell office:value-type="string" calcext:value-type="string">
            <text:p>Ileocaecal recurrence of Merkel cell carcinoma of the skin: a case report</text:p>
          </table:table-cell>
        </table:table-row>
        <table:table-row table:style-name="ro1">
          <table:table-cell/>
          <table:table-cell office:value-type="string" calcext:value-type="string">
            <text:p>CyberKnife therapy of 24 multiple brain metastases from lung cancer: A case report</text:p>
          </table:table-cell>
        </table:table-row>
        <table:table-row table:style-name="ro1">
          <table:table-cell office:value-type="string" calcext:value-type="string">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office:value-type="string" calcext:value-type="string">
            <text:p>A genome-wide association study of anorexia nervosa</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Nutritional rehabilitation in anorexia nervosa: review of the literature and implications for treatment</text:p>
          </table:table-cell>
        </table:table-row>
        <table:table-row table:style-name="ro1">
          <table:table-cell/>
          <table:table-cell office:value-type="string" calcext:value-type="string">
            <text:p>Ovarectomy despite Negative Imaging in Anti-NMDA Receptor Encephalitis: Effective Even Late</text:p>
          </table:table-cell>
        </table:table-row>
        <table:table-row table:style-name="ro1">
          <table:table-cell/>
          <table:table-cell office:value-type="string" calcext:value-type="string">
            <text:p>Gaps in Survey Data on Cancer in American Indian and Alaska Native Populations: Examination of US Population Surveys, 1960–2010</text:p>
          </table:table-cell>
        </table:table-row>
        <table:table-row table:style-name="ro1">
          <table:table-cell/>
          <table:table-cell office:value-type="string" calcext:value-type="string">
            <text:p>Dry season ecology of &lt;italic&gt;Anopheles gambiae &lt;/italic&gt;complex mosquitoes in The Gambia</text:p>
          </table:table-cell>
        </table:table-row>
        <table:table-row table:style-name="ro1">
          <table:table-cell/>
          <table:table-cell office:value-type="string" calcext:value-type="string">
            <text:p>Successful laparoscopic management of an incarcerated obturator hernia</text:p>
          </table:table-cell>
        </table:table-row>
        <table:table-row table:style-name="ro1">
          <table:table-cell/>
          <table:table-cell office:value-type="string" calcext:value-type="string">
            <text:p>Can the London 2012 Olympics ‘inspire a generation’ to do more physical or sporting activities? An overview of systematic reviews</text:p>
          </table:table-cell>
        </table:table-row>
        <table:table-row table:style-name="ro1">
          <table:table-cell/>
          <table:table-cell office:value-type="string" calcext:value-type="string">
            <text:p>Inferior vena cava tumor thrombus that directly infiltrated from paracaval lymph node metastases in a patient with recurrent hepatocellular carcinoma</text:p>
          </table:table-cell>
        </table:table-row>
        <table:table-row table:style-name="ro1">
          <table:table-cell office:value-type="string" calcext:value-type="string">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office:value-type="string" calcext:value-type="string">
            <text:p>A genome-wide association study of anorexia nervosa</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Nutritional rehabilitation in anorexia nervosa: review of the literature and implications for treatment</text:p>
          </table:table-cell>
        </table:table-row>
        <table:table-row table:style-name="ro1">
          <table:table-cell/>
          <table:table-cell office:value-type="string" calcext:value-type="string">
            <text:p>Ovarectomy despite Negative Imaging in Anti-NMDA Receptor Encephalitis: Effective Even Late</text:p>
          </table:table-cell>
        </table:table-row>
        <table:table-row table:style-name="ro1">
          <table:table-cell/>
          <table:table-cell office:value-type="string" calcext:value-type="string">
            <text:p>Gaps in Survey Data on Cancer in American Indian and Alaska Native Populations: Examination of US Population Surveys, 1960–2010</text:p>
          </table:table-cell>
        </table:table-row>
        <table:table-row table:style-name="ro1">
          <table:table-cell/>
          <table:table-cell office:value-type="string" calcext:value-type="string">
            <text:p>Dry season ecology of &lt;italic&gt;Anopheles gambiae &lt;/italic&gt;complex mosquitoes in The Gambia</text:p>
          </table:table-cell>
        </table:table-row>
        <table:table-row table:style-name="ro1">
          <table:table-cell/>
          <table:table-cell office:value-type="string" calcext:value-type="string">
            <text:p>Successful laparoscopic management of an incarcerated obturator hernia</text:p>
          </table:table-cell>
        </table:table-row>
        <table:table-row table:style-name="ro1">
          <table:table-cell/>
          <table:table-cell office:value-type="string" calcext:value-type="string">
            <text:p>Can the London 2012 Olympics ‘inspire a generation’ to do more physical or sporting activities? An overview of systematic reviews</text:p>
          </table:table-cell>
        </table:table-row>
        <table:table-row table:style-name="ro1">
          <table:table-cell/>
          <table:table-cell office:value-type="string" calcext:value-type="string">
            <text:p>Inferior vena cava tumor thrombus that directly infiltrated from paracaval lymph node metastases in a patient with recurrent hepatocellular carcinoma</text:p>
          </table:table-cell>
        </table:table-row>
        <table:table-row table:style-name="ro1">
          <table:table-cell office:value-type="string" calcext:value-type="string">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
      <table:table table:name="Etiology" table:style-name="ta1">
        <table:table-column table:style-name="co7" table:default-cell-style-name="ce40"/>
        <table:table-column table:style-name="co6" table:default-cell-style-name="ce40"/>
        <table:table-row table:style-name="ro1">
          <table:table-cell office:value-type="string" calcext:value-type="string">
            <text:p>Description</text:p>
          </table:table-cell>
          <table:table-cell office:value-type="string" calcext:value-type="string">
            <text:p>Paper__-</text:p>
          </table:table-cell>
        </table:table-row>
        <table:table-row table:style-name="ro6">
          <table:table-cell office:value-type="string" calcext:value-type="string">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7">
          <table:table-cell office:value-type="string" calcext:value-type="string">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office:value-type="string" calcext:value-type="string">
            <text:p>Species diversity and biting activity of &lt;italic&gt;Anopheles dirus&lt;/italic&gt; and &lt;italic&gt;Anopheles baimaii&lt;/italic&gt; (Diptera: Culicidae) in a malaria prone area of western Thailand</text:p>
          </table:table-cell>
        </table:table-row>
        <table:table-row table:style-name="ro1">
          <table:table-cell/>
          <table:table-cell office:value-type="string" calcext:value-type="string">
            <text:p>Species Shifts in the &lt;italic&gt;Anopheles gambiae&lt;/italic&gt; Complex: Do LLINs Successfully Control &lt;italic&gt;Anopheles arabiensis&lt;/italic&gt;?</text:p>
          </table:table-cell>
        </table:table-row>
        <table:table-row table:style-name="ro1">
          <table:table-cell/>
          <table:table-cell office:value-type="string" calcext:value-type="string">
            <text:p>Occurrence of pancreatic, biliary tract, and gallbladder cancers in Alaska Native people, 1973–2007</text:p>
          </table:table-cell>
        </table:table-row>
        <table:table-row table:style-name="ro1">
          <table:table-cell/>
          <table:table-cell office:value-type="string" calcext:value-type="string">
            <text:p>The prediction of ICD therapy in multicenter automatic defibrillator implantation trial (MADIT) II like patients: a retrospective analysis</text:p>
          </table:table-cell>
        </table:table-row>
        <table:table-row table:style-name="ro1">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Abundance and dynamics of anopheline larvae in a highland malarious area of south-central Ethiopia</text:p>
          </table:table-cell>
        </table:table-row>
        <table:table-row table:style-name="ro1">
          <table:table-cell/>
          <table:table-cell office:value-type="string" calcext:value-type="string">
            <text:p>Mosquito Species Composition and &lt;italic&gt;Plasmodium vivax&lt;/italic&gt; Infection Rates on Baengnyeong-do (Island), Republic of Korea</text:p>
          </table:table-cell>
        </table:table-row>
        <table:table-row table:style-name="ro8">
          <table:table-cell office:value-type="string" calcext:value-type="string">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9">
          <table:table-cell office:value-type="string" calcext:value-type="string">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0">
          <table:table-cell office:value-type="string" calcext:value-type="string">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1">
          <table:table-cell office:value-type="string" calcext:value-type="string">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office:value-type="string" calcext:value-type="string">
            <text:p>An economic evaluation: Simulation of the cost-effectiveness and cost-utility of universal prevention strategies against osteoporosis-related fractures</text:p>
          </table:table-cell>
        </table:table-row>
        <table:table-row table:style-name="ro1">
          <table:table-cell/>
          <table:table-cell office:value-type="string" calcext:value-type="string">
            <text:p>Kaposi Sarcoma of the Adrenal Gland Resembling Epithelioid Angiosarcoma: A Case Report</text:p>
          </table:table-cell>
        </table:table-row>
        <table:table-row table:style-name="ro1">
          <table:table-cell/>
          <table:table-cell office:value-type="string" calcext:value-type="string">
            <text:p>Secular Trends in Mortality From Common Cancers in the United States by Educational Attainment, 1993–2001</text:p>
          </table:table-cell>
        </table:table-row>
        <table:table-row table:style-name="ro1">
          <table:table-cell/>
          <table:table-cell office:value-type="string" calcext:value-type="string">
            <text:p>A welder with pneumosiderosis: a case report</text:p>
          </table:table-cell>
        </table:table-row>
        <table:table-row table:style-name="ro1">
          <table:table-cell/>
          <table:table-cell office:value-type="string" calcext:value-type="string">
            <text:p>Intra-abdominal hypertension due to heparin - induced retroperitoneal hematoma in patients with ventricle assist devices: report of four cases and review of the literature</text:p>
          </table:table-cell>
        </table:table-row>
        <table:table-row table:style-name="ro1">
          <table:table-cell/>
          <table:table-cell office:value-type="string" calcext:value-type="string">
            <text:p>Benign cervical multi-nodular goiter presenting with acute airway obstruction: a case report</text:p>
          </table:table-cell>
        </table:table-row>
        <table:table-row table:style-name="ro1">
          <table:table-cell/>
          <table:table-cell office:value-type="string" calcext:value-type="string">
            <text:p>Spontaneous rupture of the right gastroepiploic artery: unusual cause of acute abdomen and shock</text:p>
          </table:table-cell>
        </table:table-row>
        <table:table-row table:style-name="ro1">
          <table:table-cell/>
          <table:table-cell office:value-type="string" calcext:value-type="string">
            <text:p>The distribution of axial length, anterior chamber depth, lens thickness, and vitreous chamber depth in an adult population of Shahroud, Iran</text:p>
          </table:table-cell>
        </table:table-row>
        <table:table-row table:style-name="ro1">
          <table:table-cell/>
          <table:table-cell office:value-type="string" calcext:value-type="string">
            <text:p>Mitral paravalvular abscess with left ventriculo-atrial fistula in a patient on dialysis</text:p>
          </table:table-cell>
        </table:table-row>
        <table:table-row table:style-name="ro1">
          <table:table-cell/>
          <table:table-cell office:value-type="string" calcext:value-type="string">
            <text:p>A case of emphysematous cystitis complicated with miliary tuberculosis</text:p>
          </table:table-cell>
        </table:table-row>
        <table:table-row table:style-name="ro10">
          <table:table-cell office:value-type="string" calcext:value-type="string">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2">
          <table:table-cell office:value-type="string" calcext:value-type="string">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3">
          <table:table-cell office:value-type="string" calcext:value-type="string">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1">
          <table:table-cell office:value-type="string" calcext:value-type="string">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7">
          <table:table-cell office:value-type="string" calcext:value-type="string">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1">
          <table:table-cell office:value-type="string" calcext:value-type="string">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2">
          <table:table-cell office:value-type="string" calcext:value-type="string">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1">
          <table:table-cell office:value-type="string" calcext:value-type="string">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office:value-type="string" calcext:value-type="string">
            <text:p>Species diversity and biting activity of &lt;italic&gt;Anopheles dirus&lt;/italic&gt; and &lt;italic&gt;Anopheles baimaii&lt;/italic&gt; (Diptera: Culicidae) in a malaria prone area of western Thailand</text:p>
          </table:table-cell>
        </table:table-row>
        <table:table-row table:style-name="ro1">
          <table:table-cell/>
          <table:table-cell office:value-type="string" calcext:value-type="string">
            <text:p>Species Shifts in the &lt;italic&gt;Anopheles gambiae&lt;/italic&gt; Complex: Do LLINs Successfully Control &lt;italic&gt;Anopheles arabiensis&lt;/italic&gt;?</text:p>
          </table:table-cell>
        </table:table-row>
        <table:table-row table:style-name="ro1">
          <table:table-cell/>
          <table:table-cell office:value-type="string" calcext:value-type="string">
            <text:p>Occurrence of pancreatic, biliary tract, and gallbladder cancers in Alaska Native people, 1973–2007</text:p>
          </table:table-cell>
        </table:table-row>
        <table:table-row table:style-name="ro1">
          <table:table-cell/>
          <table:table-cell office:value-type="string" calcext:value-type="string">
            <text:p>The prediction of ICD therapy in multicenter automatic defibrillator implantation trial (MADIT) II like patients: a retrospective analysis</text:p>
          </table:table-cell>
        </table:table-row>
        <table:table-row table:style-name="ro1">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Abundance and dynamics of anopheline larvae in a highland malarious area of south-central Ethiopia</text:p>
          </table:table-cell>
        </table:table-row>
        <table:table-row table:style-name="ro1">
          <table:table-cell/>
          <table:table-cell office:value-type="string" calcext:value-type="string">
            <text:p>Mosquito Species Composition and &lt;italic&gt;Plasmodium vivax&lt;/italic&gt; Infection Rates on Baengnyeong-do (Island), Republic of Korea</text:p>
          </table:table-cell>
        </table:table-row>
        <table:table-row table:style-name="ro6">
          <table:table-cell office:value-type="string" calcext:value-type="string">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4">
          <table:table-cell office:value-type="string" calcext:value-type="string">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2">
          <table:table-cell office:value-type="string" calcext:value-type="string">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0">
          <table:table-cell office:value-type="string" calcext:value-type="string">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7">
          <table:table-cell office:value-type="string" calcext:value-type="string">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7">
          <table:table-cell office:value-type="string" calcext:value-type="string">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2">
          <table:table-cell office:value-type="string" calcext:value-type="string">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2">
          <table:table-cell office:value-type="string" calcext:value-type="string">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4">
          <table:table-cell office:value-type="string" calcext:value-type="string">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0">
          <table:table-cell office:value-type="string" calcext:value-type="string">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5">
          <table:table-cell office:value-type="string" calcext:value-type="string">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office:value-type="string" calcext:value-type="string">
            <text:p>Species diversity and biting activity of &lt;italic&gt;Anopheles dirus&lt;/italic&gt; and &lt;italic&gt;Anopheles baimaii&lt;/italic&gt; (Diptera: Culicidae) in a malaria prone area of western Thailand</text:p>
          </table:table-cell>
        </table:table-row>
        <table:table-row table:style-name="ro1">
          <table:table-cell/>
          <table:table-cell office:value-type="string" calcext:value-type="string">
            <text:p>Species Shifts in the &lt;italic&gt;Anopheles gambiae&lt;/italic&gt; Complex: Do LLINs Successfully Control &lt;italic&gt;Anopheles arabiensis&lt;/italic&gt;?</text:p>
          </table:table-cell>
        </table:table-row>
        <table:table-row table:style-name="ro1">
          <table:table-cell/>
          <table:table-cell office:value-type="string" calcext:value-type="string">
            <text:p>Occurrence of pancreatic, biliary tract, and gallbladder cancers in Alaska Native people, 1973–2007</text:p>
          </table:table-cell>
        </table:table-row>
        <table:table-row table:style-name="ro1">
          <table:table-cell/>
          <table:table-cell office:value-type="string" calcext:value-type="string">
            <text:p>The prediction of ICD therapy in multicenter automatic defibrillator implantation trial (MADIT) II like patients: a retrospective analysis</text:p>
          </table:table-cell>
        </table:table-row>
        <table:table-row table:style-name="ro1">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Abundance and dynamics of anopheline larvae in a highland malarious area of south-central Ethiopia</text:p>
          </table:table-cell>
        </table:table-row>
        <table:table-row table:style-name="ro1">
          <table:table-cell/>
          <table:table-cell office:value-type="string" calcext:value-type="string">
            <text:p>Mosquito Species Composition and &lt;italic&gt;Plasmodium vivax&lt;/italic&gt; Infection Rates on Baengnyeong-do (Island), Republic of Korea</text:p>
          </table:table-cell>
        </table:table-row>
        <table:table-row table:style-name="ro8">
          <table:table-cell office:value-type="string" calcext:value-type="string">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0">
          <table:table-cell office:value-type="string" calcext:value-type="string">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0">
          <table:table-cell office:value-type="string" calcext:value-type="string">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7">
          <table:table-cell office:value-type="string" calcext:value-type="string">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5">
          <table:table-cell office:value-type="string" calcext:value-type="string">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number-rows-repeated="1048277">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align-source="fix" style:repeat-content="false" fo:wrap-option="wrap"/>
      <style:paragraph-properties fo:text-align="start" fo:margin-left="0mm"/>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8">00/00/0000</text:date>, <text:time style:data-style-name="N2" text:time-value="15:05:12.2602345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8T15:06:50.296262305</dc:date>
    <meta:editing-duration>PT6M57S</meta:editing-duration>
    <meta:editing-cycles>6</meta:editing-cycles>
    <meta:generator>LibreOffice/6.0.7.3$Linux_X86_64 LibreOffice_project/00m0$Build-3</meta:generator>
    <meta:document-statistic meta:table-count="5" meta:cell-count="1654" meta:object-count="0"/>
  </office:meta>
</office:document-meta>
</file>